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Delivery.service( Mail 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Delivery.getInit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lDelivery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lDelivery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Delivery.getMai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Delivery.getMai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Delivery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